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officeooo:paragraph-rsid="000f5d03"/>
    </style:style>
    <style:style style:name="P4" style:family="paragraph" style:parent-style-name="Standard">
      <style:text-properties style:text-underline-style="none" officeooo:paragraph-rsid="000f5d03"/>
    </style:style>
    <style:style style:name="P5" style:family="paragraph" style:parent-style-name="Standard">
      <style:text-properties style:text-underline-style="none" officeooo:rsid="000f5d03" officeooo:paragraph-rsid="000f5d03"/>
    </style:style>
    <style:style style:name="T1" style:family="text">
      <style:text-properties officeooo:rsid="000d424e"/>
    </style:style>
    <style:style style:name="T2" style:family="text">
      <style:text-properties officeooo:rsid="000e807c"/>
    </style:style>
    <style:style style:name="T3" style:family="text">
      <style:text-properties fo:font-variant="normal" fo:text-transform="none" fo:color="#212121" loext:opacity="100%" style:text-line-through-style="none" style:text-line-through-type="none" style:font-name="Open Sans" fo:font-size="13pt" fo:font-style="normal" style:text-underline-style="none" fo:font-weight="normal" style:text-blinking="false" fo:background-color="transparent" loext:char-shading-value="0"/>
    </style:style>
    <style:style style:name="T4" style:family="text">
      <style:text-properties fo:font-variant="normal" fo:text-transform="none" fo:color="#212121" loext:opacity="100%" style:text-line-through-style="none" style:text-line-through-type="none" style:font-name="Open Sans" fo:font-size="13pt" fo:font-style="normal" fo:font-weight="normal" style:text-blinking="false" fo:background-color="transparent" loext:char-shading-value="0"/>
    </style:style>
    <style:style style:name="T5" style:family="text">
      <style:text-properties fo:font-variant="normal" fo:text-transform="none" fo:color="#212121" loext:opacity="100%" style:text-line-through-style="none" style:text-line-through-type="none" style:font-name="Open Sans" fo:font-size="13pt" fo:font-style="normal" fo:font-weight="normal" officeooo:rsid="000f5d03" style:text-blinking="false" fo:background-color="transparent" loext:char-shading-value="0"/>
    </style:style>
    <style:style style:name="T6" style:family="text">
      <style:text-properties fo:font-variant="normal" fo:text-transform="none" fo:color="#212121" loext:opacity="100%" style:text-line-through-style="none" style:text-line-through-type="none" style:font-name="Liberation Serif" fo:font-size="12pt" fo:font-style="normal" fo:font-weight="normal" style:text-blinking="false" fo:background-color="transparent" loext:char-shading-value="0"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abajo Practico № 6</text:p>
      <text:p text:style-name="Standard">Paradigmas de Programación</text:p>
      <text:p text:style-name="Standard"><text:span text:style-name="T1">Enzo Palau</text:span> Unidad 3</text:p>
      <text:p text:style-name="Standard"/>
      <text:p text:style-name="P1">Ejercicio 1.</text:p>
      <text:p text:style-name="Standard">¿Cuáles de los siguientes pares unifica? ¿Qué resulta de la unificación? Cuando sea necesario,</text:p>
      <text:p text:style-name="Standard">proporcionar las instancias necesarias para generar una unificación exitosa.</text:p>
      <text:p text:style-name="Standard"/>
      <text:p text:style-name="Standard">1. bing = bong. <text:span text:style-name="T2">No,atomos distintos</text:span></text:p>
      <text:p text:style-name="Standard">2. 2 = 2. <text:span text:style-name="T2"><text:s/>si </text:span></text:p>
      <text:p text:style-name="Standard">3. ’joe’ = joe. <text:s/><text:span text:style-name="T2">Si, mismo atomo</text:span></text:p>
      <text:p text:style-name="Standard">4. ’2’ = 2. <text:s/><text:span text:style-name="T2">no son lo mismo</text:span></text:p>
      <text:p text:style-name="Standard">5. joe = X. <text:s/><text:span text:style-name="T2">si.</text:span></text:p>
      <text:p text:style-name="Standard">6. X = Y. <text:s/><text:span text:style-name="T2">Si ambos pueden tomar el mismo v de verdad</text:span></text:p>
      <text:p text:style-name="Standard">7. J = joe, J = john. <text:span text:style-name="T2">No se puede ser igual a dos al mismo tiempo</text:span></text:p>
      <text:p text:style-name="Standard">8. pan = pan <text:span text:style-name="T2">si.</text:span></text:p>
      <text:p text:style-name="Standard">9. ’Pan’ = pan <text:span text:style-name="T2">no son lo mismo</text:span></text:p>
      <text:p text:style-name="Standard">10. ’pan’ = pan <text:s/><text:span text:style-name="T2">si </text:span></text:p>
      <text:p text:style-name="Standard">11. Pan = pan <text:span text:style-name="T2">si, variable con atomo</text:span></text:p>
      <text:p text:style-name="Standard">12. pan = salsa <text:span text:style-name="T2">no</text:span></text:p>
      <text:p text:style-name="Standard">13. comida(pan) = pan <text:span text:style-name="T2">no</text:span></text:p>
      <text:p text:style-name="Standard">14. comida(pan) = X <text:span text:style-name="T2">si x=pan</text:span></text:p>
      <text:p text:style-name="Standard">15. likes(X, X) = likes(joe, pizza). <text:span text:style-name="T2">No </text:span></text:p>
      <text:p text:style-name="Standard">16. father(X) = X. <text:span text:style-name="T2">Si </text:span></text:p>
      <text:p text:style-name="Standard">17. comida(X) = comida(pan) <text:span text:style-name="T2">si</text:span></text:p>
      <text:p text:style-name="Standard">18. comida(pan, X) = comida(Y, salchicha) <text:span text:style-name="T2">si </text:span></text:p>
      <text:p text:style-name="Standard">19. comida(X) = X</text:p>
      <text:p text:style-name="Standard"><text:line-break/>E0 = father(X); <text:line-break/>F0 = X;<text:line-break/>Iteración 1 <text:tab/>Desarrollamos para k = 0.<text:line-break/>Paso 1 <text:tab/><text:tab/>E0 != F0. <text:tab/><text:tab/><text:tab/><text:tab/><text:tab/>Vamos al paso 2. <text:line-break/>Paso 2 <text:tab/><text:tab/>D0 = {comida(X), X}. <text:tab/><text:tab/><text:tab/>Vamos al paso 3.<text:line-break/>Paso 3<text:tab/><text:tab/>En D0 hay un término y una variable.<text:tab/>Vamos al paso 4.<text:line-break/>Paso 4<text:tab/><text:tab/>comida(X) no aparece en X.<text:tab/><text:tab/> <text:tab/>Vamos al paso 5.<text:line-break/>Paso 5<text:tab/><text:tab/>σ1 = {comida(X)/X} <text:line-break/> <text:s/>E1 = comida(X)<text:line-break/> <text:s/>F1 = comida(X)<text:line-break/>Volvemos al paso 1 con k+1.<text:line-break/>Iteración 2 <text:tab/>Desarrollamos para k = 1<text:line-break/>Paso 1 <text:tab/><text:tab/>E1 = F1. <text:tab/><text:tab/>Los términos son unificables.<text:line-break/>Return<text:tab/><text:tab/>σ = {comida(X)/X}</text:p>
      <text:p text:style-name="Standard"/>
      <text:p text:style-name="Standard">20. comida_evento(comida(pan), bebida(cerveza)) = comida_evento(X,Y) <text:span text:style-name="T2">si </text:span></text:p>
      <text:p text:style-name="Standard">21. comida_evento(comida(pan), X) = comida_evento(X, bebida(cerveza)) <text:span text:style-name="T2">no</text:span></text:p>
      <text:p text:style-name="Standard">22. eats(fred,tomatoes)</text:p>
      <text:p text:style-name="Standard">eats(Whom,What) <text:span text:style-name="T2">no</text:span></text:p>
      <text:p text:style-name="Standard">23. cd(29,beatles,sgt_pepper).</text:p>
      <text:p text:style-name="Standard">cd(A,B,help). <text:span text:style-name="T2">no</text:span></text:p>
      <text:p text:style-name="Standard">24. f(X,a)</text:p>
      <text:p text:style-name="Standard">1</text:p>
      <text:p text:style-name="Standard">f(a,X) <text:span text:style-name="T2">no</text:span></text:p>
      <text:p text:style-name="Standard"><text:soft-page-break/>25. likes(jane,X)</text:p>
      <text:p text:style-name="Standard">likes(X,jim). <text:span text:style-name="T2">no</text:span></text:p>
      <text:p text:style-name="Standard">26. f(X,Y)</text:p>
      <text:p text:style-name="Standard">f(P,P) <text:span text:style-name="T2">si</text:span></text:p>
      <text:p text:style-name="Standard">27. f(foo,L)</text:p>
      <text:p text:style-name="Standard">f(A1,A1) <text:span text:style-name="T2">si</text:span></text:p>
      <text:p text:style-name="Standard"/>
      <text:p text:style-name="P1">Ejercicio 2.</text:p>
      <text:p text:style-name="Standard">1. ¿Cuáles de los siguientes pares unifica? Indicar como queda formada la unificación si es</text:p>
      <text:p text:style-name="Standard">posible.</text:p>
      <text:p text:style-name="Standard">a) [a, b, c] = [X, Y, Z] Se unifican con X = a, Y = b y Z = c</text:p>
      <text:p text:style-name="Standard">b) [a, b, c] = [X|Y ] Se unifican con X = a y Y = [b, c].</text:p>
      <text:p text:style-name="Standard">c) [a, b, c] = [b|T ] <text:s/><text:span text:style-name="T2">No</text:span></text:p>
      <text:p text:style-name="Standard">d ) [a, b, c] = [X, Y |Z] X = a, Y = b y Z = [c]</text:p>
      <text:p text:style-name="Standard">e) [a, b, c] = [X, Y, Z|T ] <text:span text:style-name="T2">si ya que la tale ahi es []</text:span></text:p>
      <text:p text:style-name="Standard">f ) [a, b, c] = [a|[b|[c|[]]]] <text:s/><text:span text:style-name="T2">son lo mismo</text:span></text:p>
      <text:p text:style-name="Standard">g) [X, Y, Z] = [coding, is, fun] <text:span text:style-name="T2">si</text:span></text:p>
      <text:p text:style-name="Standard">h) [cat] = [X|Y ] <text:span text:style-name="T2">si</text:span></text:p>
      <text:p text:style-name="Standard">i) [[the|Y ]|Z] = [[X, here]|[is, here]] <text:s/><text:span text:style-name="T3">σ = {the/X, [here]/Y, [is, here]/Z}</text:span></text:p>
      <text:p text:style-name="Standard"><text:span text:style-name="T3"/></text:p>
      <text:p text:style-name="Standard"><text:span text:style-name="T3"/></text:p>
      <text:p text:style-name="P3"><text:span text:style-name="T4">Ejercicio </text:span><text:span text:style-name="T5">6</text:span><text:span text:style-name="T4">.</text:span></text:p>
      <text:p text:style-name="P3"><text:span text:style-name="T4"/></text:p>
      <text:p text:style-name="P4"><text:span text:style-name="T5">1- </text:span><text:span text:style-name="T6">La diferencia mas clara entre ambos paradigmas se puede apreciar en que el paradigma imperativo se centra mas en el “como” y el declarativo en el “que”. Estas diferencias traen consigo ventajas y deventajas ya que, por el lado de la expresividad, los lenguajes imperativos siempre van a proveer un mayor poder expresivo que los declarativos, sin embargo, los lenguajes declarativos son mas simples de mantener y escalar en un proyecto.</text:span></text:p>
      <text:p text:style-name="P4"><text:span text:style-name="T6"/></text:p>
      <text:p text:style-name="P5"><text:span text:style-name="T6">2- Esto se debe a que en los lenguajes declarativos uno no puede, de manera explicita, dar una orden a seguir.</text:span></text:p>
      <text:p text:style-name="P5"><text:span text:style-name="T6"/></text:p>
      <text:p text:style-name="P5"><text:span text:style-name="T6">3- is, corte, trace, aritméticas.</text:span></text:p>
      <text:p text:style-name="P5"><text:span text:style-name="T6"/></text:p>
      <text:p text:style-name="P5"><text:span text:style-name="T6">4- Durante la creación del árbol de backtracking para encontrar todas las posibles soluciones al problema.</text:span></text:p>
      <text:p text:style-name="P5"><text:span text:style-name="T6"/></text:p>
      <text:p text:style-name="P5"><text:span text:style-name="T6">5- La reflexión en los lenguajes de programación es la capacidad de poder ver y modificar su estructura de alto nivel. Esto permite que el programa pueda descubrir y modificar construcciones de código fuente o también poder hacer referencia a una clase o función dentro del programa.</text:span></text:p>
      <text:p text:style-name="P5"><text:span text:style-name="T6">Prolog provee funciones como trace, que permite que el sistema identifique alguna de las reglas</text:span></text:p>
      <text:p text:style-name="P5"><text:span text:style-name="T6">previamente definida y siga su ejecución.</text:span></text:p>
      <text:p text:style-name="P5"><text:span text:style-name="T6"/></text:p>
      <text:p text:style-name="P5"><text:span text:style-name="T6">6- Las aritméticas se tratan como funciones.</text:span></text:p>
      <text:p text:style-name="P5"><text:span text:style-name="T6">El predicado “is” recibe 2 argumentos y es utilizado para instanciar un valor a una variable. Generalmente el primer argumento es una variable no instanciada a un valor y el segundo argumento es un valor, así unifican si el primo es una V-instaciada dara true si coinciden.</text:span></text:p>
      <text:p text:style-name="P5"><text:span text:style-name="T6"/></text:p>
      <text:p text:style-name="P5"><text:span text:style-name="T6">7- Las reglas para devolver un resultado verdadero deben satisfacer su objetivo, este objetivo puede estar compuesto de distintos sub-objetivos que deben poder ser completados simultáneamente para lo cual prolog realiza un árbol de búsqueda de backtracking.</text:span></text:p>
      <text:p text:style-name="P5"><text:soft-page-break/><text:span text:style-name="T6">El sistema comienza buscando la solución al objetivos mas a la izquierda y cada vez que logre unificar alguna variable va creando nuevas ramas en el árbol de backtracking. Si durante la evaluacion del subobjetivo no logra encontrar algún resultado verdadero, el sistema retrocede a la rama anterior e intenta buscar otros posibles resultados que satisfagan el sub-objetivo.</text:span></text:p>
      <text:p text:style-name="P5"><text:span text:style-name="T6"/></text:p>
      <text:p text:style-name="P5"><text:span text:style-name="T6">8- is no es lo mismo que =, is solo trabaja con números, darían el mismo resultado si las variables estan instanciadas y son numéricas.</text:span></text:p>
      <text:p text:style-name="P5"><text:span text:style-name="T6"/></text:p>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1T17:14:01.575000000</meta:creation-date>
    <dc:date>2023-10-05T11:24:52.722000000</dc:date>
    <meta:editing-duration>PT1H16M39S</meta:editing-duration>
    <meta:editing-cycles>3</meta:editing-cycles>
    <meta:generator>LibreOffice/7.5.3.2$Windows_X86_64 LibreOffice_project/9f56dff12ba03b9acd7730a5a481eea045e468f3</meta:generator>
    <meta:document-statistic meta:table-count="0" meta:image-count="0" meta:object-count="0" meta:page-count="3" meta:paragraph-count="66" meta:word-count="796" meta:character-count="4352" meta:non-whitespace-character-count="3574"/>
  </office:meta>
</office:document-meta>
</file>